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1"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9007.808|</text:p>
          </table:table-cell>
          <table:table-cell table:number-columns-repeated="2"/>
          <table:table-cell office:value-type="string" calcext:value-type="string">
            <text:p>81070.2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41"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3"/>
          <table:table-cell table:style-name="Default"/>
          <table:table-cell table:number-columns-repeated="2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4"/>
          <table:table-cell table:style-name="ce47" office:value-type="string" calcext:value-type="string">
            <text:p>10.6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table:style-name="ce41"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 style:data-style-name="N2" text:time-value="04:39:46.8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17T05:19:12.744000000</dc:date>
    <meta:editing-duration>P6DT7H41M30S</meta:editing-duration>
    <meta:editing-cycles>2482</meta:editing-cycles>
    <meta:document-statistic meta:table-count="6" meta:cell-count="13824" meta:object-count="0"/>
  </office:meta>
</office:document-meta>
</file>